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YPE TRAITS</text:span></text:p>
      <text:p text:style-name="P2"><text:span text:style-name="T2"/></text:p>
      <text:p text:style-name="P3"><text:a xlink:href="https://www.internalpointers.com/post/quick-primer-type-traits-modern-cpp"><text:span text:style-name="T3">https://www.internalpointers.com/post/quick-primer-type-traits-modern-cpp</text:span></text:a><text:span text:style-name="T4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